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02000002BB566819DF03C1B930.png" manifest:media-type="image/png"/>
  <manifest:file-entry manifest:full-path="Pictures/1000000000000258000002080D96547C3E17D8FC.png" manifest:media-type="image/png"/>
  <manifest:file-entry manifest:full-path="Pictures/1000000000000190000002114216009EC99064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char" svg:x="-0.873cm" svg:y="0.397cm" svg:width="26.834cm" svg:height="6.1cm" draw:z-index="0"><draw:image xlink:href="Pictures/1000000000000C02000002BB566819DF03C1B930.png" xlink:type="simple" xlink:show="embed" xlink:actuate="onLoad" draw:mime-type="image/png"/></draw:frame><draw:frame draw:style-name="fr1" draw:name="Изображение2" text:anchor-type="char" svg:x="-0.023cm" svg:y="8.338cm" svg:width="7.158cm" svg:height="9.467cm" draw:z-index="1"><draw:image xlink:href="Pictures/1000000000000190000002114216009EC990640D.png" xlink:type="simple" xlink:show="embed" xlink:actuate="onLoad" draw:mime-type="image/png"/></draw:frame><draw:frame draw:style-name="fr1" draw:name="Изображение3" text:anchor-type="char" svg:x="9.753cm" svg:y="8.382cm" svg:width="10.873cm" svg:height="9.423cm" draw:z-index="2"><draw:image xlink:href="Pictures/1000000000000258000002080D96547C3E17D8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5:54:06.138000000</meta:creation-date>
    <dc:date>2022-03-30T13:24:29.795000000</dc:date>
    <meta:editing-duration>P1DT4H50M43S</meta:editing-duration>
    <meta:editing-cycles>3</meta:editing-cycles>
    <meta:generator>LibreOffice/7.1.1.2$Windows_X86_64 LibreOffice_project/fe0b08f4af1bacafe4c7ecc87ce55bb426164676</meta:generator>
    <meta:print-date>2022-03-15T16:12:21.703000000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